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bsystem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aid b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Hose clamps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chanic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MayTec</text:p>
          </table:table-cell>
          <table:table-cell office:value-type="float" office:value="4338.25">
            <text:p>4338.2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Skins (acryl)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Toothed belts and pulleys</text:p>
          </table:table-cell>
          <table:table-cell office:value-type="float" office:value="672">
            <text:p>672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Steppers x 3</text:p>
          </table:table-cell>
          <table:table-cell table:formula="of:=150*3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LV PSU HRP-200-24</text:p>
          </table:table-cell>
          <table:table-cell table:formula="of:=66.52*7.5*1.25" office:value-type="float" office:value="623.625">
            <text:p>623.625</text:p>
          </table:table-cell>
          <table:table-cell table:number-columns-repeated="2"/>
          <table:table-cell office:value-type="string">
            <text:p><text:a xlink:href="http://www.schukat.com/schukat/schukat_cms_en.nsf/index/CMSDF15D356B046D53BC1256D550038A9E0?OpenDocument&amp;wg=L6032&amp;refDoc=CMSFE4000D0E78217FFC12570C20044C48B">http://www.schukat.com/schukat/schukat_cms_en.nsf/index/CMSDF15D356B046D53BC1256D550038A9E0?OpenDocument&amp;wg=L6032&amp;refDoc=CMSFE4000D0E78217FFC12570C20044C48B</text:a>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2:.D33])" office:value-type="float" office:value="6166.875">
            <text:p>6166.875</text:p>
          </table:table-cell>
          <table:table-cell table:formula="of:=SUM([.E2:.E33])" office:value-type="float" office:value="10778">
            <text:p>10778</text:p>
          </table:table-cell>
          <table:table-cell table:formula="of:=[.D34]+[.E34]" office:value-type="float" office:value="16944.875">
            <text:p>16944.875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6">10/26/2011</text:date>, <text:time>15:3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1-10-26T15:30:00</dc:date>
    <meta:editing-duration>PT7H42M53S</meta:editing-duration>
    <meta:editing-cycles>6</meta:editing-cycles>
    <meta:generator>LibreOffice/3.4$Unix LibreOffice_project/340m1$Build-302</meta:generator>
    <meta:document-statistic meta:table-count="3" meta:cell-count="92" meta:object-count="0"/>
  </office:meta>
</office:document-meta>
</file>